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D1000000CB211DE8C61ACDE6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ubernetes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211DE8C61ACDE6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t of containers which stay <text:span text:style-name="T1">together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2T00:49:53.151766233</dc:date>
    <meta:editing-duration>PT20M57S</meta:editing-duration>
    <meta:editing-cycles>7</meta:editing-cycles>
    <meta:generator>LibreOffice/6.2.2.2$Linux_X86_64 LibreOffice_project/20$Build-2</meta:generator>
    <meta:document-statistic meta:object-count="33"/>
  </office:meta>
</office:document-meta>
</file>